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llbackSourceFactory.contextualize( org . apache . avalon . framework . context . Context _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SourceFactory.getPublication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allbackSourceFactory.getSto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llbackSourceFactory.findSource( final String location , Map parameter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FallbackSourceFactory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SourceFactory.getCacheKey( final String pubId , final String fallback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llbackSourceFactory.getSourceVis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SourceFactory.use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llbackSourceFactory.release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allbackSourceFactory.absolutize( String baseURI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SourceFactory.getSource( final String location , Map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